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8"/>
    <style:style style:name="P3" style:family="paragraph" style:parent-style-name="Text_20_body" style:list-style-name="L29"/>
    <style:style style:name="P4" style:family="paragraph" style:parent-style-name="Text_20_body" style:list-style-name="L30"/>
    <style:style style:name="P5" style:family="paragraph" style:parent-style-name="Text_20_body" style:list-style-name="L31"/>
    <style:style style:name="P6" style:family="paragraph" style:parent-style-name="Text_20_body" style:list-style-name="L32"/>
    <style:style style:name="P7" style:family="paragraph" style:parent-style-name="Text_20_body" style:list-style-name="L33"/>
    <style:style style:name="P8" style:family="paragraph" style:parent-style-name="Text_20_body" style:list-style-name="L34"/>
    <style:style style:name="P9" style:family="paragraph" style:parent-style-name="Text_20_body" style:list-style-name="L35"/>
    <style:style style:name="P10" style:family="paragraph" style:parent-style-name="Text_20_body" style:list-style-name="L36"/>
    <style:style style:name="P11" style:family="paragraph" style:parent-style-name="Text_20_body" style:list-style-name="L37"/>
    <style:style style:name="P12" style:family="paragraph" style:parent-style-name="Text_20_body" style:list-style-name="L38"/>
    <style:style style:name="P13" style:family="paragraph" style:parent-style-name="Text_20_body" style:list-style-name="L39"/>
    <style:style style:name="P14" style:family="paragraph" style:parent-style-name="Text_20_body" style:list-style-name="L40"/>
    <style:style style:name="P15" style:family="paragraph" style:parent-style-name="Text_20_body" style:list-style-name="L41"/>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list-style-name="L28">
      <style:paragraph-properties fo:margin-top="0cm" fo:margin-bottom="0cm" loext:contextual-spacing="false"/>
    </style:style>
    <style:style style:name="P18" style:family="paragraph" style:parent-style-name="Text_20_body" style:list-style-name="L29">
      <style:paragraph-properties fo:margin-top="0cm" fo:margin-bottom="0cm" loext:contextual-spacing="false"/>
    </style:style>
    <style:style style:name="P19" style:family="paragraph" style:parent-style-name="Text_20_body" style:list-style-name="L30">
      <style:paragraph-properties fo:margin-top="0cm" fo:margin-bottom="0cm" loext:contextual-spacing="false"/>
    </style:style>
    <style:style style:name="P20" style:family="paragraph" style:parent-style-name="Text_20_body" style:list-style-name="L31">
      <style:paragraph-properties fo:margin-top="0cm" fo:margin-bottom="0cm" loext:contextual-spacing="false"/>
    </style:style>
    <style:style style:name="P21" style:family="paragraph" style:parent-style-name="Text_20_body" style:list-style-name="L33">
      <style:paragraph-properties fo:margin-top="0cm" fo:margin-bottom="0cm" loext:contextual-spacing="false"/>
    </style:style>
    <style:style style:name="P22" style:family="paragraph" style:parent-style-name="Text_20_body" style:list-style-name="L35">
      <style:paragraph-properties fo:margin-top="0cm" fo:margin-bottom="0cm" loext:contextual-spacing="false"/>
    </style:style>
    <style:style style:name="P23" style:family="paragraph" style:parent-style-name="Text_20_body" style:list-style-name="L38">
      <style:paragraph-properties fo:margin-top="0cm" fo:margin-bottom="0cm" loext:contextual-spacing="false"/>
    </style:style>
    <style:style style:name="P24" style:family="paragraph" style:parent-style-name="Text_20_body" style:list-style-name="L39">
      <style:paragraph-properties fo:margin-top="0cm" fo:margin-bottom="0cm" loext:contextual-spacing="false"/>
    </style:style>
    <style:style style:name="P25" style:family="paragraph" style:parent-style-name="Text_20_body" style:list-style-name="L40">
      <style:paragraph-properties fo:margin-top="0cm" fo:margin-bottom="0cm" loext:contextual-spacing="false"/>
    </style:style>
    <style:style style:name="P26" style:family="paragraph" style:parent-style-name="List_20_Contents" style:list-style-name="L2"/>
    <style:style style:name="P27" style:family="paragraph" style:parent-style-name="List_20_Contents" style:list-style-name="L3"/>
    <style:style style:name="P28" style:family="paragraph" style:parent-style-name="List_20_Contents" style:list-style-name="L4"/>
    <style:style style:name="P29" style:family="paragraph" style:parent-style-name="List_20_Contents" style:list-style-name="L5"/>
    <style:style style:name="P30" style:family="paragraph" style:parent-style-name="List_20_Contents" style:list-style-name="L6"/>
    <style:style style:name="P31" style:family="paragraph" style:parent-style-name="List_20_Contents" style:list-style-name="L7"/>
    <style:style style:name="P32" style:family="paragraph" style:parent-style-name="List_20_Contents" style:list-style-name="L8"/>
    <style:style style:name="P33" style:family="paragraph" style:parent-style-name="List_20_Contents" style:list-style-name="L9"/>
    <style:style style:name="P34" style:family="paragraph" style:parent-style-name="List_20_Contents" style:list-style-name="L10"/>
    <style:style style:name="P35" style:family="paragraph" style:parent-style-name="List_20_Contents" style:list-style-name="L11"/>
    <style:style style:name="P36" style:family="paragraph" style:parent-style-name="List_20_Contents" style:list-style-name="L12"/>
    <style:style style:name="P37" style:family="paragraph" style:parent-style-name="List_20_Contents" style:list-style-name="L13"/>
    <style:style style:name="P38" style:family="paragraph" style:parent-style-name="List_20_Contents" style:list-style-name="L14"/>
    <style:style style:name="P39" style:family="paragraph" style:parent-style-name="List_20_Contents" style:list-style-name="L15"/>
    <style:style style:name="P40" style:family="paragraph" style:parent-style-name="List_20_Contents" style:list-style-name="L16"/>
    <style:style style:name="P41" style:family="paragraph" style:parent-style-name="List_20_Contents" style:list-style-name="L17"/>
    <style:style style:name="P42" style:family="paragraph" style:parent-style-name="List_20_Contents" style:list-style-name="L18"/>
    <style:style style:name="P43" style:family="paragraph" style:parent-style-name="List_20_Contents" style:list-style-name="L19"/>
    <style:style style:name="P44" style:family="paragraph" style:parent-style-name="List_20_Contents" style:list-style-name="L20"/>
    <style:style style:name="P45" style:family="paragraph" style:parent-style-name="List_20_Contents" style:list-style-name="L21"/>
    <style:style style:name="P46" style:family="paragraph" style:parent-style-name="List_20_Contents" style:list-style-name="L22"/>
    <style:style style:name="P47" style:family="paragraph" style:parent-style-name="List_20_Contents" style:list-style-name="L23"/>
    <style:style style:name="P48" style:family="paragraph" style:parent-style-name="List_20_Contents" style:list-style-name="L24"/>
    <style:style style:name="P49" style:family="paragraph" style:parent-style-name="List_20_Contents" style:list-style-name="L25"/>
    <style:style style:name="P50" style:family="paragraph" style:parent-style-name="List_20_Contents" style:list-style-name="L26"/>
    <style:style style:name="P51" style:family="paragraph" style:parent-style-name="List_20_Contents" style:list-style-name="L27"/>
    <style:style style:name="P52" style:family="paragraph" style:parent-style-name="List_20_Contents" style:list-style-name="L27">
      <style:paragraph-properties fo:margin-top="0cm" fo:margin-bottom="0.499cm" loext:contextual-spacing="false"/>
    </style:style>
    <style:style style:name="P53" style:family="paragraph" style:parent-style-name="Preformatted_20_Text">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3.5 Migration Guide</text:h>
      <text:section text:style-name="Sect1" text:name="migration-guide">
        <text:p text:style-name="Text_20_body">CakePHP 3.5 is an API compatible upgrade from 3.4. This page outlines the changes and improvements made in 3.5.</text:p>
        <text:p text:style-name="Text_20_body">To upgrade to 3.5.x run the following composer command:</text:p>
        <text:p text:style-name="P53">php composer.phar require --update-with-dependencies "cakephp/cakephp:3.5.*"</text:p>
        <text:section text:style-name="Sect1" text:name="deprecations">
          <text:h text:style-name="Heading_20_2" text:outline-level="2">Deprecations</text:h>
          <text:p text:style-name="Text_20_body">The following is a list of deprecated methods, properties and behaviors. These features will continue to function until 4.0.0 after which they will be removed.</text:p>
          <text:list xml:id="list2706315562510088563" text:style-name="L1">
            <text:list-item>
              <text:p text:style-name="P16"><text:span text:style-name="Source_20_Text">Cake\Http\Client\CookieCollection</text:span> is deprecated. Use <text:span text:style-name="Source_20_Text">Cake\Http\Cookie\CookieCollection</text:span> instead. </text:p>
            </text:list-item>
            <text:list-item>
              <text:p text:style-name="P16"><text:span text:style-name="Source_20_Text">Cake\View\Helper\RssHelper</text:span> is deprecated. Due to infrequent use the RssHelper is deprecated. </text:p>
            </text:list-item>
            <text:list-item>
              <text:p text:style-name="P16"><text:span text:style-name="Source_20_Text">Cake\Controller\Component\CsrfComponent</text:span> is deprecated. Use <text:a xlink:type="simple" xlink:href="https://book.cakephp.org/3.0/en/controllers/middleware.html#csrf-middleware" text:style-name="Internet_20_link" text:visited-style-name="Visited_20_Internet_20_Link">Cross Site Request Forgery (CSRF) Middleware</text:a> instead. </text:p>
            </text:list-item>
            <text:list-item>
              <text:p text:style-name="P16"><text:span text:style-name="Source_20_Text">Cake\Datasource\TableSchemaInterface</text:span> is deprecated. Use <text:span text:style-name="Source_20_Text">Cake\Database\TableSchemaAwareInterface</text:span> instead. </text:p>
            </text:list-item>
            <text:list-item>
              <text:p text:style-name="P16"><text:span text:style-name="Source_20_Text">Cake\Console\ShellDispatcher</text:span> is deprecated. Applications should update to use <text:span text:style-name="Source_20_Text">Cake\Console\CommandRunner</text:span> instead. </text:p>
            </text:list-item>
            <text:list-item>
              <text:p text:style-name="P16"><text:span text:style-name="Source_20_Text">Cake\Database\Schema\TableSchema::column()</text:span> is deprecated. Use <text:span text:style-name="Source_20_Text">Cake\Database\Schema\TableSchema::getColumn()</text:span> instead. </text:p>
            </text:list-item>
            <text:list-item>
              <text:p text:style-name="P16"><text:span text:style-name="Source_20_Text">Cake\Database\Schema\TableSchema::constraint()</text:span> is deprecated. Use <text:span text:style-name="Source_20_Text">Cake\Database\Schema\TableSchema::getConstraint()</text:span> instead. </text:p>
            </text:list-item>
            <text:list-item>
              <text:p text:style-name="P1"><text:span text:style-name="Source_20_Text">Cake\Database\Schema\TableSchema::index()</text:span> is deprecated. Use <text:span text:style-name="Source_20_Text">Cake\Database\Schema\TableSchema::getIndex()</text:span> instead. </text:p>
            </text:list-item>
          </text:list>
          <text:section text:style-name="Sect1" text:name="deprecated-combined-get-set-methods">
            <text:h text:style-name="Heading_20_3" text:outline-level="3">Deprecated Combined Get/Set Methods</text:h>
            <text:p text:style-name="Text_20_body">In the past CakePHP has leveraged ‘modal’ methods that provide both a get and set mode. These methods complicate IDE autocompletion and our ability to add stricter return types in the future. For these reasons, combined get/set methods are being split into separate get and set methods.</text:p>
            <text:p text:style-name="Text_20_body">The following is a list of methods that are deprecated and replaced with <text:span text:style-name="Source_20_Text">getX()</text:span> and <text:span text:style-name="Source_20_Text">setX()</text:span> methods:</text:p>
            <text:p text:style-name="List_20_Heading"><text:span text:style-name="Source_20_Text">Cake\Cache\Cache</text:span> </text:p>
            <text:list xml:id="list3658299990208175899" text:style-name="L2">
              <text:list-item>
                <text:p text:style-name="P26"><text:span text:style-name="Source_20_Text">config()</text:span> </text:p>
              </text:list-item>
              <text:list-item>
                <text:p text:style-name="P26"><text:span text:style-name="Source_20_Text">registry()</text:span> </text:p>
              </text:list-item>
            </text:list>
            <text:p text:style-name="List_20_Heading"><text:span text:style-name="Source_20_Text">Cake\Console\Shell</text:span> </text:p>
            <text:list xml:id="list8983927389473628479" text:style-name="L3">
              <text:list-item>
                <text:p text:style-name="P27"><text:span text:style-name="Source_20_Text">io()</text:span> </text:p>
              </text:list-item>
            </text:list>
            <text:p text:style-name="List_20_Heading"><text:soft-page-break/><text:span text:style-name="Source_20_Text">Cake\Console\ConsoleIo</text:span> </text:p>
            <text:list xml:id="list5326788366825083328" text:style-name="L4">
              <text:list-item>
                <text:p text:style-name="P28"><text:span text:style-name="Source_20_Text">outputAs()</text:span> </text:p>
              </text:list-item>
            </text:list>
            <text:p text:style-name="List_20_Heading"><text:span text:style-name="Source_20_Text">Cake\Console\ConsoleOutput</text:span> </text:p>
            <text:list xml:id="list8594965425371948723" text:style-name="L5">
              <text:list-item>
                <text:p text:style-name="P29"><text:span text:style-name="Source_20_Text">outputAs()</text:span> </text:p>
              </text:list-item>
            </text:list>
            <text:p text:style-name="List_20_Heading"><text:span text:style-name="Source_20_Text">Cake\Database\Connection</text:span> </text:p>
            <text:list xml:id="list1974563935779524897" text:style-name="L6">
              <text:list-item>
                <text:p text:style-name="P30"><text:span text:style-name="Source_20_Text">logger()</text:span> </text:p>
              </text:list-item>
            </text:list>
            <text:p text:style-name="List_20_Heading"><text:span text:style-name="Source_20_Text">Cake\Database\TypedResultInterface</text:span> </text:p>
            <text:list xml:id="list1987751045106256721" text:style-name="L7">
              <text:list-item>
                <text:p text:style-name="P31"><text:span text:style-name="Source_20_Text">returnType()</text:span> </text:p>
              </text:list-item>
            </text:list>
            <text:p text:style-name="List_20_Heading"><text:span text:style-name="Source_20_Text">Cake\Database\TypedResultTrait</text:span> </text:p>
            <text:list xml:id="list1703315287404078089" text:style-name="L8">
              <text:list-item>
                <text:p text:style-name="P32"><text:span text:style-name="Source_20_Text">returnType()</text:span> </text:p>
              </text:list-item>
            </text:list>
            <text:p text:style-name="List_20_Heading"><text:span text:style-name="Source_20_Text">Cake\Database\Log\LoggingStatement</text:span> </text:p>
            <text:list xml:id="list1720035556044889015" text:style-name="L9">
              <text:list-item>
                <text:p text:style-name="P33"><text:span text:style-name="Source_20_Text">logger()</text:span> </text:p>
              </text:list-item>
            </text:list>
            <text:p text:style-name="List_20_Heading"><text:span text:style-name="Source_20_Text">Cake\Datasource\ModelAwareTrait</text:span> </text:p>
            <text:list xml:id="list817006196755636453" text:style-name="L10">
              <text:list-item>
                <text:p text:style-name="P34"><text:span text:style-name="Source_20_Text">modelType()</text:span> </text:p>
              </text:list-item>
            </text:list>
            <text:p text:style-name="List_20_Heading"><text:span text:style-name="Source_20_Text">Cake\Database\Query</text:span> </text:p>
            <text:list xml:id="list5754366973225902897" text:style-name="L11">
              <text:list-item>
                <text:p text:style-name="P35">getter part of <text:span text:style-name="Source_20_Text">valueBinder()</text:span> (now <text:span text:style-name="Source_20_Text">getValueBinder()</text:span>) </text:p>
              </text:list-item>
            </text:list>
            <text:p text:style-name="List_20_Heading"><text:span text:style-name="Source_20_Text">Cake\Database\Schema\TableSchema</text:span> </text:p>
            <text:list xml:id="list8873446540164198865" text:style-name="L12">
              <text:list-item>
                <text:p text:style-name="P36"><text:span text:style-name="Source_20_Text">columnType()</text:span> </text:p>
              </text:list-item>
            </text:list>
            <text:p text:style-name="List_20_Heading"><text:span text:style-name="Source_20_Text">Cake\Datasource\QueryTrait</text:span> </text:p>
            <text:list xml:id="list7757686281398944335" text:style-name="L13">
              <text:list-item>
                <text:p text:style-name="P37">getter part of <text:span text:style-name="Source_20_Text">eagerLoaded()</text:span> (now <text:span text:style-name="Source_20_Text">isEagerLoaded()</text:span>) </text:p>
              </text:list-item>
            </text:list>
            <text:p text:style-name="List_20_Heading"><text:span text:style-name="Source_20_Text">Cake\Event\EventDispatcherInterface</text:span> </text:p>
            <text:list xml:id="list4294044095055842531" text:style-name="L14">
              <text:list-item>
                <text:p text:style-name="P38"><text:span text:style-name="Source_20_Text">eventManager()</text:span> </text:p>
              </text:list-item>
            </text:list>
            <text:p text:style-name="List_20_Heading"><text:span text:style-name="Source_20_Text">Cake\Event\EventDispatcherTrait</text:span> </text:p>
            <text:list xml:id="list9211159403209992415" text:style-name="L15">
              <text:list-item>
                <text:p text:style-name="P39"><text:span text:style-name="Source_20_Text">eventManager()</text:span> </text:p>
              </text:list-item>
            </text:list>
            <text:p text:style-name="List_20_Heading"><text:span text:style-name="Source_20_Text">Cake\Error\Debugger</text:span> </text:p>
            <text:list xml:id="list540235462344698772" text:style-name="L16">
              <text:list-item>
                <text:p text:style-name="P40"><text:span text:style-name="Source_20_Text">outputAs()</text:span> (now <text:span text:style-name="Source_20_Text">getOutputFormat()</text:span> / <text:span text:style-name="Source_20_Text">setOutputFormat()</text:span>) </text:p>
              </text:list-item>
            </text:list>
            <text:p text:style-name="List_20_Heading"><text:span text:style-name="Source_20_Text">Cake\Http\ServerRequest</text:span> </text:p>
            <text:list xml:id="list7426116917519662243" text:style-name="L17">
              <text:list-item>
                <text:p text:style-name="P41"><text:span text:style-name="Source_20_Text">env()</text:span> (now <text:span text:style-name="Source_20_Text">getEnv()</text:span> / <text:span text:style-name="Source_20_Text">withEnv()</text:span>) </text:p>
              </text:list-item>
              <text:list-item>
                <text:p text:style-name="P41"><text:span text:style-name="Source_20_Text">charset()</text:span> (now <text:span text:style-name="Source_20_Text">getCharset()</text:span> / <text:span text:style-name="Source_20_Text">withCharset()</text:span>) </text:p>
              </text:list-item>
            </text:list>
            <text:p text:style-name="List_20_Heading"><text:span text:style-name="Source_20_Text">Cake\I18n\I18n</text:span> </text:p>
            <text:list xml:id="list4659650855985143920" text:style-name="L18">
              <text:list-item>
                <text:p text:style-name="P42"><text:span text:style-name="Source_20_Text">locale()</text:span> </text:p>
              </text:list-item>
              <text:list-item>
                <text:p text:style-name="P42"><text:span text:style-name="Source_20_Text">translator()</text:span> </text:p>
              </text:list-item>
              <text:list-item>
                <text:p text:style-name="P42"><text:span text:style-name="Source_20_Text">defaultLocale()</text:span> </text:p>
              </text:list-item>
              <text:list-item>
                <text:p text:style-name="P42"><text:span text:style-name="Source_20_Text">defaultFormatter()</text:span> </text:p>
              </text:list-item>
            </text:list>
            <text:p text:style-name="List_20_Heading"><text:span text:style-name="Source_20_Text">Cake\ORM\Association\BelongsToMany</text:span> </text:p>
            <text:list xml:id="list4600484876282046199" text:style-name="L19">
              <text:list-item>
                <text:p text:style-name="P43"><text:span text:style-name="Source_20_Text">sort()</text:span> </text:p>
              </text:list-item>
            </text:list>
            <text:p text:style-name="List_20_Heading"><text:span text:style-name="Source_20_Text">Cake\ORM\LocatorAwareTrait</text:span> </text:p>
            <text:list xml:id="list3670954530581037086" text:style-name="L20">
              <text:list-item>
                <text:p text:style-name="P44"><text:span text:style-name="Source_20_Text">tableLocator()</text:span> </text:p>
              </text:list-item>
            </text:list>
            <text:p text:style-name="List_20_Heading"><text:span text:style-name="Source_20_Text">Cake\ORM\EntityTrait</text:span> </text:p>
            <text:list xml:id="list1201868622078693198" text:style-name="L21">
              <text:list-item>
                <text:p text:style-name="P45"><text:span text:style-name="Source_20_Text">invalid()</text:span> (now <text:span text:style-name="Source_20_Text">getInvalid()</text:span>, <text:span text:style-name="Source_20_Text">setInvalid()</text:span>, <text:span text:style-name="Source_20_Text">setInvalidField()</text:span>, and <text:span text:style-name="Source_20_Text">getInvalidField()</text:span>) </text:p>
              </text:list-item>
            </text:list>
            <text:p text:style-name="List_20_Heading"><text:span text:style-name="Source_20_Text">Cake\ORM\Table</text:span> </text:p>
            <text:list xml:id="list6210867438508530365" text:style-name="L22">
              <text:list-item>
                <text:p text:style-name="P46"><text:span text:style-name="Source_20_Text">validator()</text:span> </text:p>
              </text:list-item>
            </text:list>
            <text:p text:style-name="List_20_Heading"><text:span text:style-name="Source_20_Text">Cake\Routing\RouteBuilder</text:span> </text:p>
            <text:list xml:id="list3539046720481563690" text:style-name="L23">
              <text:list-item>
                <text:p text:style-name="P47"><text:span text:style-name="Source_20_Text">extensions()</text:span> </text:p>
              </text:list-item>
              <text:list-item>
                <text:p text:style-name="P47"><text:span text:style-name="Source_20_Text">routeClass()</text:span> </text:p>
              </text:list-item>
            </text:list>
            <text:p text:style-name="List_20_Heading"><text:span text:style-name="Source_20_Text">Cake\Routing\RouteCollection</text:span> </text:p>
            <text:list xml:id="list3621549145722360950" text:style-name="L24">
              <text:list-item>
                <text:p text:style-name="P48"><text:span text:style-name="Source_20_Text">extensions()</text:span> </text:p>
              </text:list-item>
            </text:list>
            <text:p text:style-name="List_20_Heading"><text:soft-page-break/><text:span text:style-name="Source_20_Text">Cake\TestSuite\TestFixture</text:span> </text:p>
            <text:list xml:id="list7212642840142397415" text:style-name="L25">
              <text:list-item>
                <text:p text:style-name="P49"><text:span text:style-name="Source_20_Text">schema()</text:span> </text:p>
              </text:list-item>
            </text:list>
            <text:p text:style-name="List_20_Heading"><text:span text:style-name="Source_20_Text">Cake\Utility\Security</text:span> </text:p>
            <text:list xml:id="list263479648239629711" text:style-name="L26">
              <text:list-item>
                <text:p text:style-name="P50"><text:span text:style-name="Source_20_Text">salt()</text:span> </text:p>
              </text:list-item>
            </text:list>
            <text:p text:style-name="List_20_Heading"><text:span text:style-name="Source_20_Text">Cake\View\View</text:span> </text:p>
            <text:list xml:id="list5780780843793937979" text:style-name="L27">
              <text:list-item>
                <text:p text:style-name="P51"><text:span text:style-name="Source_20_Text">template()</text:span> </text:p>
              </text:list-item>
              <text:list-item>
                <text:p text:style-name="P51"><text:span text:style-name="Source_20_Text">layout()</text:span> </text:p>
              </text:list-item>
              <text:list-item>
                <text:p text:style-name="P51"><text:span text:style-name="Source_20_Text">theme()</text:span> </text:p>
              </text:list-item>
              <text:list-item>
                <text:p text:style-name="P51"><text:span text:style-name="Source_20_Text">templatePath()</text:span> </text:p>
              </text:list-item>
              <text:list-item>
                <text:p text:style-name="P51"><text:span text:style-name="Source_20_Text">layoutPath()</text:span> </text:p>
              </text:list-item>
              <text:list-item>
                <text:p text:style-name="P52"><text:span text:style-name="Source_20_Text">autoLayout()</text:span> (now <text:span text:style-name="Source_20_Text">isAutoLayoutEnabled()</text:span> / <text:span text:style-name="Source_20_Text">enableAutoLayout()</text:span>) </text:p>
              </text:list-item>
            </text:list>
          </text:section>
        </text:section>
        <text:section text:style-name="Sect1" text:name="behavior-changes">
          <text:h text:style-name="Heading_20_2" text:outline-level="2">Behavior Changes</text:h>
          <text:p text:style-name="Text_20_body">While these changes are API compatible, they represent minor variances in behavior that may affect your application:</text:p>
          <text:list xml:id="list7123615868662626244" text:style-name="L28">
            <text:list-item>
              <text:p text:style-name="P17"><text:span text:style-name="Source_20_Text">BehaviorRegistry</text:span>, <text:span text:style-name="Source_20_Text">HelperRegistry</text:span> and <text:span text:style-name="Source_20_Text">ComponentRegistry</text:span> will now raise exceptions when <text:span text:style-name="Source_20_Text">unload()</text:span> is called with an unknown object name. This change should help find errors easier by making possible typos more visible. </text:p>
            </text:list-item>
            <text:list-item>
              <text:p text:style-name="P17"><text:span text:style-name="Source_20_Text">HasMany</text:span> associations now gracefully handle empty values set for the association property, similar to <text:span text:style-name="Source_20_Text">BelongsToMany</text:span> associations - that is they treat <text:span text:style-name="Source_20_Text">false</text:span>, <text:span text:style-name="Source_20_Text">null</text:span>, and empty strings the same way as empty arrays. For <text:span text:style-name="Source_20_Text">HasMany</text:span> associations this now results in all associated records to be deleted/unlinked when the <text:span text:style-name="Source_20_Text">replace</text:span> save strategy is being used. As a result this allows you to use forms to delete/unlink all associated records by passing an empty string. Previously this would have required custom marshalling logic. </text:p>
            </text:list-item>
            <text:list-item>
              <text:p text:style-name="P17"><text:span text:style-name="Source_20_Text">ORM\Table::newEntity()</text:span> now only marks association properties dirty if the marshalled association record is dirty. In scenarios where an association entity is created that contains no properties the empty record will not be flagged for persistence. </text:p>
            </text:list-item>
            <text:list-item>
              <text:p text:style-name="P17"><text:span text:style-name="Source_20_Text">Http\Client</text:span> no longer uses the <text:span text:style-name="Source_20_Text">cookie()</text:span> method results when building requests. Instead the <text:span text:style-name="Source_20_Text">Cookie</text:span> header and internal CookieCollection are used. This should only effect applications that have a custom HTTP adapter in their clients. </text:p>
            </text:list-item>
            <text:list-item>
              <text:p text:style-name="P17">Multi-word subcommand names previouly required camelBacked names to be used when invoking shells. Now subcommands can be invoked with underscored_names. For example: <text:span text:style-name="Source_20_Text">cake tool initMyDb</text:span> can now be called with <text:span text:style-name="Source_20_Text">cake tool init_my_db</text:span>. If your shells previously bound two subcommands with different inflections, only the last bound command will function. </text:p>
            </text:list-item>
            <text:list-item>
              <text:p text:style-name="P17"><text:span text:style-name="Source_20_Text">SecurityComponent</text:span> will blackhole post requests that have no request data now. This change helps protect actions that create records using database defaults alone. </text:p>
            </text:list-item>
            <text:list-item>
              <text:p text:style-name="P17"><text:span text:style-name="Source_20_Text">Cake\ORM\Table::addBehavior()</text:span> and <text:span text:style-name="Source_20_Text">removeBehavior()</text:span> now return <text:span text:style-name="Source_20_Text">$this</text:span> to assist in defining table objects in a fluent fashion. </text:p>
            </text:list-item>
            <text:list-item>
              <text:p text:style-name="P17"><text:soft-page-break/>Cache engines no longer throw an exception when they fail or are misconfigured, but instead fall back to the noop <text:span text:style-name="Source_20_Text">NullEngine</text:span>. Fallbacks can also be <text:a xlink:type="simple" xlink:href="https://book.cakephp.org/3.0/en/core-libraries/caching.html#cache-configuration-fallback" text:style-name="Internet_20_link" text:visited-style-name="Visited_20_Internet_20_Link">configured</text:a> on a per-engine basis. </text:p>
            </text:list-item>
            <text:list-item>
              <text:p text:style-name="P2"><text:span text:style-name="Source_20_Text">Cake\Database\Type\DateTimeType</text:span> will now marshal ISO-8859-1 formatted datetime strings (e.g. 2017-07-09T12:33:00+00:02) in addition to the previously accepted format. If you have a subclass of DateTimeType you may need to update your code. </text:p>
            </text:list-item>
          </text:list>
        </text:section>
        <text:section text:style-name="Sect1" text:name="new-features">
          <text:h text:style-name="Heading_20_2" text:outline-level="2">New Features</text:h>
          <text:section text:style-name="Sect1" text:name="scoped-middleware">
            <text:h text:style-name="Heading_20_3" text:outline-level="3">Scoped Middleware</text:h>
            <text:p text:style-name="Text_20_body">Middleware can now be conditionally applied to routes in specific URL scopes. This allows you to build specific stacks of middleware for different parts of your application without having to write URL checking code in your middleware. See the <text:a xlink:type="simple" xlink:href="https://book.cakephp.org/3.0/en/development/routing.html#connecting-scoped-middleware" text:style-name="Internet_20_link" text:visited-style-name="Visited_20_Internet_20_Link">Connecting Scoped Middleware</text:a> section for more information.</text:p>
          </text:section>
          <text:section text:style-name="Sect1" text:name="new-console-runner">
            <text:h text:style-name="Heading_20_3" text:outline-level="3">New Console Runner</text:h>
            <text:p text:style-name="Text_20_body">3.5.0 adds <text:span text:style-name="Source_20_Text">Cake\Console\CommandRunner</text:span>. This class alongside <text:span text:style-name="Source_20_Text">Cake\Console\CommandCollection</text:span> integrate the CLI environment with the new <text:span text:style-name="Source_20_Text">Application</text:span> class. Application classes can now implement a <text:span text:style-name="Source_20_Text">console()</text:span> hook that allows them to have full control over which CLI commands are exposed, how they are named and how the shells get their dependencies. Adopting this new class requires replacing the contents of your <text:span text:style-name="Source_20_Text">bin/cake.php</text:span> file with the <text:a xlink:type="simple" xlink:href="https://github.com/cakephp/app/tree/3.next/bin/cake.php" text:style-name="Internet_20_link" text:visited-style-name="Visited_20_Internet_20_Link">following file</text:a>.</text:p>
          </text:section>
          <text:section text:style-name="Sect1" text:name="cache-engine-fallbacks">
            <text:h text:style-name="Heading_20_3" text:outline-level="3">Cache Engine Fallbacks</text:h>
            <text:p text:style-name="Text_20_body">Cache engines can now be configured with a <text:span text:style-name="Source_20_Text">fallback</text:span> key that defines a cache configuration to fall back to if the engine is misconfigured (or unavailable). See <text:a xlink:type="simple" xlink:href="https://book.cakephp.org/3.0/en/core-libraries/caching.html#cache-configuration-fallback" text:style-name="Internet_20_link" text:visited-style-name="Visited_20_Internet_20_Link">Configuring Cache Fallbacks</text:a> for more information on configuring fallbacks.</text:p>
          </text:section>
          <text:section text:style-name="Sect1" text:name="dotenv-support-added-to-application-skeleton">
            <text:h text:style-name="Heading_20_3" text:outline-level="3">dotenv Support added to Application Skeleton</text:h>
            <text:p text:style-name="Text_20_body">The application skeleton now features a ‘dotenv’ integration making it easier to use environment variables to configure your application. See the <text:a xlink:type="simple" xlink:href="https://book.cakephp.org/3.0/en/development/configuration.html#environment-variables" text:style-name="Internet_20_link" text:visited-style-name="Visited_20_Internet_20_Link">Environment Variables</text:a> section for more information.</text:p>
          </text:section>
          <text:section text:style-name="Sect1" text:name="console-integration-testing">
            <text:h text:style-name="Heading_20_3" text:outline-level="3">Console Integration Testing</text:h>
            <text:p text:style-name="Text_20_body">The <text:span text:style-name="Source_20_Text">Cake\TestSuite\ConsoleIntegrationTestCase</text:span> class was added to make integration testing console applications easier. For more information, visit the <text:a xlink:type="simple" xlink:href="https://book.cakephp.org/3.0/en/development/testing.html#console-integration-testing" text:style-name="Internet_20_link" text:visited-style-name="Visited_20_Internet_20_Link">Console Integration Testing</text:a> section. This test class is fully compatible with the current <text:span text:style-name="Source_20_Text">Cake\Console\ShellDispatcher</text:span> as well as the new <text:span text:style-name="Source_20_Text">Cake\Console\CommandRunner</text:span>.</text:p>
          </text:section>
          <text:section text:style-name="Sect1" text:name="collection">
            <text:h text:style-name="Heading_20_3" text:outline-level="3"><text:soft-page-break/>Collection</text:h>
            <text:list xml:id="list6491863863584761501" text:style-name="L29">
              <text:list-item>
                <text:p text:style-name="P18"><text:span text:style-name="Source_20_Text">Cake\Collection\Collection::avg()</text:span> was added. </text:p>
              </text:list-item>
              <text:list-item>
                <text:p text:style-name="P3"><text:span text:style-name="Source_20_Text">Cake\Collection\Collection::median()</text:span> was added. </text:p>
              </text:list-item>
            </text:list>
          </text:section>
          <text:section text:style-name="Sect1" text:name="core">
            <text:h text:style-name="Heading_20_3" text:outline-level="3">Core</text:h>
            <text:list xml:id="list2307976838332706801" text:style-name="L30">
              <text:list-item>
                <text:p text:style-name="P19"><text:span text:style-name="Source_20_Text">Cake\Core\Configure::read()</text:span> now supports default values if the desired key does not exist. </text:p>
              </text:list-item>
              <text:list-item>
                <text:p text:style-name="P4"><text:span text:style-name="Source_20_Text">Cake\Core\ObjectRegistry</text:span> now implements the <text:span text:style-name="Source_20_Text">Countable</text:span> and <text:span text:style-name="Source_20_Text">IteratorAggregate</text:span> interfaces. </text:p>
              </text:list-item>
            </text:list>
          </text:section>
          <text:section text:style-name="Sect1" text:name="console">
            <text:h text:style-name="Heading_20_3" text:outline-level="3">Console</text:h>
            <text:list xml:id="list3757249492486238276" text:style-name="L31">
              <text:list-item>
                <text:p text:style-name="P20"><text:span text:style-name="Source_20_Text">Cake\Console\ConsoleOptionParser::setHelpAlias()</text:span> was added. This method allows you to set the command name used when generating help output. Defaults to <text:span text:style-name="Source_20_Text">cake</text:span>. </text:p>
              </text:list-item>
              <text:list-item>
                <text:p text:style-name="P20"><text:span text:style-name="Source_20_Text">Cake\Console\CommandRunnner</text:span> was added replacing <text:span text:style-name="Source_20_Text">Cake\Console\ShellDispatcher</text:span>. </text:p>
              </text:list-item>
              <text:list-item>
                <text:p text:style-name="P5"><text:span text:style-name="Source_20_Text">Cake\Console\CommandCollection</text:span> was added to provide an interface for applications to define the command line tools they offer. </text:p>
              </text:list-item>
            </text:list>
          </text:section>
          <text:section text:style-name="Sect1" text:name="database">
            <text:h text:style-name="Heading_20_3" text:outline-level="3">Database</text:h>
            <text:list xml:id="list2227811664175592039" text:style-name="L32">
              <text:list-item>
                <text:p text:style-name="P6">SQLite driver had the <text:span text:style-name="Source_20_Text">mask</text:span> option added. This option lets you set the file permissions on the SQLite database file when it is created. </text:p>
              </text:list-item>
            </text:list>
          </text:section>
          <text:section text:style-name="Sect1" text:name="datasource">
            <text:h text:style-name="Heading_20_3" text:outline-level="3">Datasource</text:h>
            <text:list xml:id="list7641563451321952103" text:style-name="L33">
              <text:list-item>
                <text:p text:style-name="P21"><text:span text:style-name="Source_20_Text">Cake\Datasource\SchemaInterface</text:span> was added. </text:p>
              </text:list-item>
              <text:list-item>
                <text:p text:style-name="P21">New abstract types were added for <text:span text:style-name="Source_20_Text">smallinteger</text:span> and <text:span text:style-name="Source_20_Text">tinyinteger</text:span>. Existing <text:span text:style-name="Source_20_Text">SMALLINT</text:span> and <text:span text:style-name="Source_20_Text">TINYINT</text:span> columns will now be reflected as these new abstract types. <text:span text:style-name="Source_20_Text">TINYINT(1)</text:span> columns will continue to be treated as boolean columns in MySQL. </text:p>
              </text:list-item>
              <text:list-item>
                <text:p text:style-name="P21"><text:span text:style-name="Source_20_Text">Cake\Datasource\PaginatorInterface</text:span> was added. The <text:span text:style-name="Source_20_Text">PaginatorComponent</text:span> now uses this interface to interact with paginators. This allows other ORM-like implementations to be paginated by the component. </text:p>
              </text:list-item>
              <text:list-item>
                <text:p text:style-name="P7"><text:span text:style-name="Source_20_Text">Cake\Datasource\Paginator</text:span> was added to paginate ORM/Database Query instances. </text:p>
              </text:list-item>
            </text:list>
          </text:section>
          <text:section text:style-name="Sect1" text:name="event">
            <text:h text:style-name="Heading_20_3" text:outline-level="3">Event</text:h>
            <text:list xml:id="list2483935813423799928" text:style-name="L34">
              <text:list-item>
                <text:p text:style-name="P8"><text:span text:style-name="Source_20_Text">Cake\Event\EventManager::on()</text:span> and <text:span text:style-name="Source_20_Text">off()</text:span> methods are now chainable making it simpler to set multiple events at once. </text:p>
              </text:list-item>
            </text:list>
          </text:section>
          <text:section text:style-name="Sect1" text:name="http">
            <text:h text:style-name="Heading_20_3" text:outline-level="3"><text:soft-page-break/>Http</text:h>
            <text:list xml:id="list3727902823761496466" text:style-name="L35">
              <text:list-item>
                <text:p text:style-name="P22">New <text:span text:style-name="Source_20_Text">Cookie</text:span> &amp; <text:span text:style-name="Source_20_Text">CookieCollection</text:span> classes have been added. These classes allow you to work with cookies in an object-orientated way, and are available on <text:span text:style-name="Source_20_Text">Cake\Http\ServerRequest</text:span>, <text:span text:style-name="Source_20_Text">Cake\Http\Response</text:span>, and <text:span text:style-name="Source_20_Text">Cake\Http\Client\Response</text:span>. See the <text:a xlink:type="simple" xlink:href="https://book.cakephp.org/3.0/en/controllers/request-response.html#request-cookies" text:style-name="Internet_20_link" text:visited-style-name="Visited_20_Internet_20_Link">Cookies</text:a> and <text:a xlink:type="simple" xlink:href="https://book.cakephp.org/3.0/en/controllers/request-response.html#response-cookies" text:style-name="Internet_20_link" text:visited-style-name="Visited_20_Internet_20_Link">Setting Cookies</text:a> for more information. </text:p>
              </text:list-item>
              <text:list-item>
                <text:p text:style-name="P22">New middleware has been added to make applying security headers easier. See <text:a xlink:type="simple" xlink:href="https://book.cakephp.org/3.0/en/controllers/middleware.html#security-header-middleware" text:style-name="Internet_20_link" text:visited-style-name="Visited_20_Internet_20_Link">Adding Security Headers</text:a> for more information. </text:p>
              </text:list-item>
              <text:list-item>
                <text:p text:style-name="P22">New middleware has been added to transparently encrypt cookie data. See <text:a xlink:type="simple" xlink:href="https://book.cakephp.org/3.0/en/controllers/middleware.html#encrypted-cookie-middleware" text:style-name="Internet_20_link" text:visited-style-name="Visited_20_Internet_20_Link">Encrypted Cookie Middleware</text:a> for more information. </text:p>
              </text:list-item>
              <text:list-item>
                <text:p text:style-name="P22">New middleware has been added to make protecting against CSRF easier. See <text:a xlink:type="simple" xlink:href="https://book.cakephp.org/3.0/en/controllers/middleware.html#csrf-middleware" text:style-name="Internet_20_link" text:visited-style-name="Visited_20_Internet_20_Link">Cross Site Request Forgery (CSRF) Middleware</text:a> for more information. </text:p>
              </text:list-item>
              <text:list-item>
                <text:p text:style-name="P9"><text:span text:style-name="Source_20_Text">Cake\Http\Client::addCookie()</text:span> was added to make it easy to add cookies to a client instance. </text:p>
              </text:list-item>
            </text:list>
          </text:section>
          <text:section text:style-name="Sect1" text:name="instanceconfigtrait">
            <text:h text:style-name="Heading_20_3" text:outline-level="3">InstanceConfigTrait</text:h>
            <text:list xml:id="list4229019961114300093" text:style-name="L36">
              <text:list-item>
                <text:p text:style-name="P10"><text:span text:style-name="Source_20_Text">InstanceConfigTrait::getConfig()</text:span> now takes a 2nd parameter <text:span text:style-name="Source_20_Text">$default</text:span>. If no value is available for the specified <text:span text:style-name="Source_20_Text">$key</text:span>, the <text:span text:style-name="Source_20_Text">$default</text:span> value will be returned. </text:p>
              </text:list-item>
            </text:list>
          </text:section>
          <text:section text:style-name="Sect1" text:name="orm">
            <text:h text:style-name="Heading_20_3" text:outline-level="3">ORM</text:h>
            <text:list xml:id="list5603581143678273236" text:style-name="L37">
              <text:list-item>
                <text:p text:style-name="P11"><text:span text:style-name="Source_20_Text">Cake\ORM\Query::contain()</text:span> now allows you to call it without the wrapping array when containing a single association. <text:span text:style-name="Source_20_Text">contain('Comments', function () { ... });</text:span> will now work. This makes <text:span text:style-name="Source_20_Text">contain()</text:span> consistent with other eagerloading related methods like <text:span text:style-name="Source_20_Text">leftJoinWith()</text:span> and <text:span text:style-name="Source_20_Text">matching()</text:span>. </text:p>
              </text:list-item>
            </text:list>
          </text:section>
          <text:section text:style-name="Sect1" text:name="routing">
            <text:h text:style-name="Heading_20_3" text:outline-level="3">Routing</text:h>
            <text:list xml:id="list5335626633463854573" text:style-name="L38">
              <text:list-item>
                <text:p text:style-name="P23"><text:span text:style-name="Source_20_Text">Cake\Routing\Router::reverseToArray()</text:span> was added. This method allow you to convert a request object into an array that can be used to generate URL strings. </text:p>
              </text:list-item>
              <text:list-item>
                <text:p text:style-name="P23"><text:span text:style-name="Source_20_Text">Cake\Routing\RouteBuilder::resources()</text:span> had the <text:span text:style-name="Source_20_Text">path</text:span> option added. This option lets you make the resource path and controller name not match. </text:p>
              </text:list-item>
              <text:list-item>
                <text:p text:style-name="P23"><text:span text:style-name="Source_20_Text">Cake\Routing\RouteBuilder</text:span> now has methods to create routes for specific HTTP methods. e.g <text:span text:style-name="Source_20_Text">get()</text:span> and <text:span text:style-name="Source_20_Text">post()</text:span>. </text:p>
              </text:list-item>
              <text:list-item>
                <text:p text:style-name="P23"><text:span text:style-name="Source_20_Text">Cake\Routing\RouteBuilder::loadPlugin()</text:span> was added. </text:p>
              </text:list-item>
              <text:list-item>
                <text:p text:style-name="P12"><text:span text:style-name="Source_20_Text">Cake\Routing\Route</text:span> now has fluent methods for defining options. </text:p>
              </text:list-item>
            </text:list>
          </text:section>
          <text:section text:style-name="Sect1" text:name="testsuite">
            <text:h text:style-name="Heading_20_3" text:outline-level="3">TestSuite</text:h>
            <text:list xml:id="list4844389228202521153" text:style-name="L39">
              <text:list-item>
                <text:p text:style-name="P24"><text:span text:style-name="Source_20_Text">TestCase::loadFixtures()</text:span> will now load all fixtures when no arguments are provided. </text:p>
              </text:list-item>
              <text:list-item>
                <text:p text:style-name="P24"><text:span text:style-name="Source_20_Text">IntegrationTestCase::head()</text:span> was added. </text:p>
              </text:list-item>
              <text:list-item>
                <text:p text:style-name="P24"><text:span text:style-name="Source_20_Text">IntegrationTestCase::options()</text:span> was added. </text:p>
              </text:list-item>
              <text:list-item>
                <text:p text:style-name="P13"><text:soft-page-break/><text:span text:style-name="Source_20_Text">IntegrationTestCase::disableErrorHandlerMiddleware()</text:span> was added to make debugging errors easier in integration tests. </text:p>
              </text:list-item>
            </text:list>
          </text:section>
          <text:section text:style-name="Sect1" text:name="validation">
            <text:h text:style-name="Heading_20_3" text:outline-level="3">Validation</text:h>
            <text:list xml:id="list6634856717740682269" text:style-name="L40">
              <text:list-item>
                <text:p text:style-name="P25"><text:span text:style-name="Source_20_Text">Cake\Validation\Validator::scalar()</text:span> was added to ensure that fields do not get non-scalar data. </text:p>
              </text:list-item>
              <text:list-item>
                <text:p text:style-name="P25"><text:span text:style-name="Source_20_Text">Cake\Validation\Validator::regex()</text:span> was added for a more convenient way to validate data against a regex pattern. </text:p>
              </text:list-item>
              <text:list-item>
                <text:p text:style-name="P25"><text:span text:style-name="Source_20_Text">Cake\Validation\Validator::addDefaultProvider()</text:span> was added. This method lets you inject validation providers into all the validators created in your application. </text:p>
              </text:list-item>
              <text:list-item>
                <text:p text:style-name="P14"><text:span text:style-name="Source_20_Text">Cake\Validation\ValidatorAwareInterface</text:span> was added to define the methods implemented by <text:span text:style-name="Source_20_Text">Cake\Validation\ValidatorAwareTrait</text:span>. </text:p>
              </text:list-item>
            </text:list>
          </text:section>
          <text:section text:style-name="Sect1" text:name="view">
            <text:h text:style-name="Heading_20_3" text:outline-level="3">View</text:h>
            <text:list xml:id="list6273986143543645909" text:style-name="L41">
              <text:list-item>
                <text:p text:style-name="P15"><text:span text:style-name="Source_20_Text">Cake\View\Helper\PaginatorHelper::limitControl()</text:span> was added. This method lets you create a form with a select box for updating the limit value on a paginated result set. </text:p>
              </text:list-item>
            </text:list>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7:18:52.212573835</meta:creation-date>
    <dc:date>2018-04-14T17:19:07.859511993</dc:date>
    <meta:editing-duration>PT15S</meta:editing-duration>
    <meta:editing-cycles>1</meta:editing-cycles>
    <meta:document-statistic meta:table-count="0" meta:image-count="0" meta:object-count="0" meta:page-count="7" meta:paragraph-count="149" meta:word-count="1486" meta:character-count="11460" meta:non-whitespace-character-count="10098"/>
    <meta:generator>LibreOffice/5.1.6.2$Linux_X86_64 LibreOffice_project/10m0$Build-2</meta:generator>
  </office:meta>
</office:document-meta>
</file>